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5" style:family="paragraph" style:parent-style-name="Standard">
      <style:paragraph-properties fo:margin-top="0.0835in" fo:margin-bottom="0in" loext:contextual-spacing="false" fo:line-height="120%"/>
    </style:style>
    <style:style style:name="P6" style:family="paragraph" style:parent-style-name="Standard">
      <style:paragraph-properties fo:margin-top="0.0835in" fo:margin-bottom="0in" loext:contextual-spacing="false" fo:line-height="120%"/>
      <style:text-properties fo:color="#695d46" style:font-name="Open Sans" style:font-name-asian="Open Sans1" style:font-name-complex="Open Sans1"/>
    </style:style>
    <style:style style:name="P7" style:family="paragraph" style:parent-style-name="Standard">
      <style:paragraph-properties fo:margin-top="0.0835in" fo:margin-bottom="0in" loext:contextual-spacing="false" fo:line-height="120%" fo:text-align="justify" style:justify-single-word="false"/>
      <style:text-properties fo:color="#695d46" style:font-name="Open Sans" style:font-name-asian="Open Sans1" style:font-name-complex="Open Sans1"/>
    </style:style>
    <style:style style:name="P8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color="#695d46" style:font-name="Open Sans" style:font-name-asian="Open Sans1" style:font-name-complex="Open Sans1"/>
    </style:style>
    <style:style style:name="P13" style:family="paragraph" style:parent-style-name="Standard" style:list-style-name="WWNum1">
      <style:paragraph-properties fo:margin-left="0.5in" fo:margin-right="0in" fo:margin-top="0.0835in" fo:margin-bottom="0in" loext:contextual-spacing="false" fo:line-height="120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.5in" fo:margin-right="0in" fo:margin-top="0.0835in" fo:margin-bottom="0in" loext:contextual-spacing="false" fo:line-height="120%" fo:text-align="justify" style:justify-single-word="false" fo:text-indent="0in" style:auto-text-indent="false"/>
      <style:text-properties fo:color="#695d46" style:font-name="Open Sans" style:font-name-asian="Open Sans1" style:font-name-complex="Open Sans1"/>
    </style:style>
    <style:style style:name="P17" style:family="paragraph" style:parent-style-name="Heading_20_2">
      <style:paragraph-properties fo:margin-top="0.0835in" fo:margin-bottom="0in" loext:contextual-spacing="false" fo:line-height="120%" fo:keep-together="auto" fo:keep-with-next="auto"/>
    </style:style>
    <style:style style:name="P18" style:family="paragraph" style:parent-style-name="Heading_20_1">
      <style:paragraph-properties fo:margin-top="0.3335in" fo:margin-bottom="0in" loext:contextual-spacing="false" fo:line-height="130%" fo:orphans="0" fo:widows="0"/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19" style:family="paragraph" style:parent-style-name="Heading_20_1">
      <style:paragraph-properties fo:margin-top="0.3335in" fo:margin-bottom="0in" loext:contextual-spacing="false" fo:line-height="130%" fo:orphans="0" fo:widows="0"/>
      <style:text-properties fo:color="#1155cc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0" style:family="paragraph" style:parent-style-name="Heading_20_1">
      <style:paragraph-properties fo:margin-top="0.3335in" fo:margin-bottom="0in" loext:contextual-spacing="false" fo:line-height="130%" fo:orphans="0" fo:widows="0" fo:break-before="page"/>
    </style:style>
    <style:style style:name="P21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38761d" style:font-name="Trebuchet MS" fo:font-weight="bold" style:font-name-asian="Trebuchet MS1" style:font-weight-asian="bold" style:font-name-complex="Trebuchet MS1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color="#38761d"/>
    </style:style>
    <style:style style:name="T4" style:family="text">
      <style:text-properties fo:font-variant="normal" fo:text-transform="none" fo:color="#38761d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color="#1155cc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T6" style:family="text">
      <style:text-properties fo:color="#008575" style:font-name="PT Sans Narrow" style:font-name-asian="PT Sans Narrow1" style:font-name-complex="PT Sans Narrow1"/>
    </style:style>
    <style:style style:name="T7" style:family="text">
      <style:text-properties fo:color="#008575" style:font-name="PT Sans Narrow" fo:font-size="18pt" style:font-name-asian="PT Sans Narrow1" style:font-size-asian="18pt" style:font-name-complex="PT Sans Narrow1" style:font-size-complex="18pt"/>
    </style:style>
    <style:style style:name="T8" style:family="text">
      <style:text-properties fo:color="#695d46" style:font-name="Open Sans" style:font-name-asian="Open Sans1" style:font-name-complex="Open Sans1"/>
    </style:style>
    <style:style style:name="T9" style:family="text">
      <style:text-properties fo:color="#695d46" style:font-name="Open Sans" style:text-underline-style="none" style:font-name-asian="Open Sans1" style:font-name-complex="Open Sans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5mw9lm6ojva"/><text:span text:style-name="T1">Modèle de fiche de poste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yf3tdka4if6" text:style-name="Index_20_Link" text:visited-style-name="Index_20_Link"><text:span text:style-name="T2">L’identification du poste</text:span></text:a><text:span text:style-name="T2"><text:tab/>2</text:span></text:p>
          <text:p text:style-name="P3"><text:a xlink:type="simple" xlink:href="#_yehrgi5plxip" text:style-name="Index_20_Link" text:visited-style-name="Index_20_Link"><text:span text:style-name="T4">Intitulé du poste</text:span></text:a><text:span text:style-name="T4"><text:tab/>2</text:span></text:p>
          <text:p text:style-name="P3"><text:a xlink:type="simple" xlink:href="#_lojggl9umgqn" text:style-name="Index_20_Link" text:visited-style-name="Index_20_Link"><text:span text:style-name="T4">Description brève du poste</text:span></text:a><text:span text:style-name="T4"><text:tab/>2</text:span></text:p>
          <text:p text:style-name="P3"><text:a xlink:type="simple" xlink:href="#_3mbb0adk613m" text:style-name="Index_20_Link" text:visited-style-name="Index_20_Link"><text:span text:style-name="T4">Missions confiées</text:span></text:a><text:span text:style-name="T4"><text:tab/>2</text:span></text:p>
          <text:p text:style-name="P2"><text:a xlink:type="simple" xlink:href="#_iguw8nkqy3m1" text:style-name="Index_20_Link" text:visited-style-name="Index_20_Link"><text:span text:style-name="T2">Environnement du poste de travail</text:span></text:a><text:span text:style-name="T2"><text:tab/>3</text:span></text:p>
          <text:p text:style-name="P3"><text:a xlink:type="simple" xlink:href="#_ya9ldh31040g" text:style-name="Index_20_Link" text:visited-style-name="Index_20_Link"><text:span text:style-name="T4">Rattachement hiérarchique</text:span></text:a><text:span text:style-name="T4"><text:tab/>3</text:span></text:p>
          <text:p text:style-name="P3"><text:a xlink:type="simple" xlink:href="#_kxzde1sl79s3" text:style-name="Index_20_Link" text:visited-style-name="Index_20_Link"><text:span text:style-name="T4">Lieu de travail</text:span></text:a><text:span text:style-name="T4"><text:tab/>3</text:span></text:p>
          <text:p text:style-name="P3"><text:a xlink:type="simple" xlink:href="#_am51yn6vjykw" text:style-name="Index_20_Link" text:visited-style-name="Index_20_Link"><text:span text:style-name="T4">Mobilité géographique</text:span></text:a><text:span text:style-name="T4"><text:tab/>3</text:span></text:p>
          <text:p text:style-name="P3"><text:a xlink:type="simple" xlink:href="#_d3333iukpw7" text:style-name="Index_20_Link" text:visited-style-name="Index_20_Link"><text:span text:style-name="T4">Horaires</text:span></text:a><text:span text:style-name="T4"><text:tab/>3</text:span></text:p>
          <text:p text:style-name="P2"><text:a xlink:type="simple" xlink:href="#_2np557f0sq81" text:style-name="Index_20_Link" text:visited-style-name="Index_20_Link"><text:span text:style-name="T2">Aspects liés au contrat de travail</text:span></text:a><text:span text:style-name="T2"><text:tab/>4</text:span></text:p>
          <text:p text:style-name="P3"><text:a xlink:type="simple" xlink:href="#_nrgx9d7e9lhs" text:style-name="Index_20_Link" text:visited-style-name="Index_20_Link"><text:span text:style-name="T4">Le statut</text:span></text:a><text:span text:style-name="T4"><text:tab/>4</text:span></text:p>
          <text:p text:style-name="P3"><text:a xlink:type="simple" xlink:href="#_ch1xogkq8nq2" text:style-name="Index_20_Link" text:visited-style-name="Index_20_Link"><text:span text:style-name="T4">Le type de contrat de travail</text:span></text:a><text:span text:style-name="T4"><text:tab/>4</text:span></text:p>
          <text:p text:style-name="P3"><text:a xlink:type="simple" xlink:href="#_b2nh6qhkntia" text:style-name="Index_20_Link" text:visited-style-name="Index_20_Link"><text:span text:style-name="T4">Rémunération</text:span></text:a><text:span text:style-name="T4"><text:tab/>4</text:span></text:p>
          <text:p text:style-name="P3"><text:a xlink:type="simple" xlink:href="#_cbey8oml72ps" text:style-name="Index_20_Link" text:visited-style-name="Index_20_Link"><text:span text:style-name="T4">Modalités de temps de travail</text:span></text:a><text:span text:style-name="T4"><text:tab/>4</text:span></text:p>
          <text:p text:style-name="P3"><text:a xlink:type="simple" xlink:href="#_t0a1gynud9mw" text:style-name="Index_20_Link" text:visited-style-name="Index_20_Link"><text:span text:style-name="T4">Diplômes requis</text:span></text:a><text:span text:style-name="T4"><text:tab/>4</text:span></text:p>
          <text:p text:style-name="P2"><text:a xlink:type="simple" xlink:href="#_dkyu99sg1ult" text:style-name="Index_20_Link" text:visited-style-name="Index_20_Link"><text:span text:style-name="T2">Gestion des compétences</text:span></text:a><text:span text:style-name="T2"><text:tab/>5</text:span></text:p>
          <text:p text:style-name="P3"><text:a xlink:type="simple" xlink:href="#_w8jnrg7n1453" text:style-name="Index_20_Link" text:visited-style-name="Index_20_Link"><text:span text:style-name="T4">Compétences requises</text:span></text:a><text:span text:style-name="T4"><text:tab/>5</text:span></text:p>
          <text:p text:style-name="P4"><text:a xlink:type="simple" xlink:href="#_p8jr4qdxfmsr" text:style-name="Index_20_Link" text:visited-style-name="Index_20_Link"><text:span text:style-name="T4">Niveau d’expérience</text:span></text:a><text:span text:style-name="T4"><text:tab/>5</text:span></text:p>
        </text:index-body>
      </text:table-of-content>
      <text:p text:style-name="Standard"/>
      <text:p text:style-name="Standard"/>
      <text:p text:style-name="P18"><text:bookmark text:name="_pmazbh81wixz"/></text:p>
      <text:p text:style-name="P20"><text:bookmark text:name="_tyf3tdka4if6"/><text:span text:style-name="T5">L’identification du poste</text:span></text:p>
      <text:p text:style-name="P17"><text:bookmark text:name="_yehrgi5plxip"/><text:span text:style-name="T6">Intitulé du poste</text:span></text:p>
      <text:p text:style-name="P5"><text:span text:style-name="T8">[...]</text:span></text:p>
      <text:p text:style-name="P6"/>
      <text:p text:style-name="P17"><text:bookmark text:name="_lojggl9umgqn"/><text:span text:style-name="T6">Description brève du poste</text:span></text:p>
      <text:p text:style-name="P5"><text:span text:style-name="T8">[...]</text:span></text:p>
      <text:p text:style-name="P6"/>
      <text:p text:style-name="P17"><text:bookmark text:name="_3mbb0adk613m"/><text:span text:style-name="T6">Missions confiées</text:span></text:p>
      <text:list xml:id="list3767346771" text:style-name="WWNum1">
        <text:list-item>
          <text:p text:style-name="P8"><text:span text:style-name="T8">Mission 1</text:span></text:p>
          <text:list>
            <text:list-item>
              <text:p text:style-name="P11"><text:span text:style-name="T8">…</text:span></text:p>
            </text:list-item>
            <text:list-item>
              <text:p text:style-name="P11"><text:span text:style-name="T8">…</text:span></text:p>
            </text:list-item>
          </text:list>
        </text:list-item>
        <text:list-item>
          <text:p text:style-name="P9"><text:span text:style-name="T8">Mission 2</text:span></text:p>
          <text:list>
            <text:list-item>
              <text:p text:style-name="P11"><text:span text:style-name="T8">…</text:span></text:p>
            </text:list-item>
            <text:list-item>
              <text:p text:style-name="P11"><text:span text:style-name="T8">…</text:span></text:p>
            </text:list-item>
          </text:list>
        </text:list-item>
        <text:list-item>
          <text:p text:style-name="P9"><text:span text:style-name="T8">Mission 3</text:span></text:p>
          <text:list>
            <text:list-item>
              <text:p text:style-name="P11"><text:span text:style-name="T8">…</text:span></text:p>
            </text:list-item>
            <text:list-item>
              <text:p text:style-name="P11"><text:span text:style-name="T8">…</text:span></text:p>
            </text:list-item>
          </text:list>
        </text:list-item>
        <text:list-item>
          <text:p text:style-name="P9"><text:span text:style-name="T8">...</text:span></text:p>
        </text:list-item>
      </text:list>
      <text:p text:style-name="P12"/>
      <text:p text:style-name="P19"><text:bookmark text:name="_3at9u9s4e0vp"/></text:p>
      <text:p text:style-name="P20"><text:bookmark text:name="_iguw8nkqy3m1"/><text:span text:style-name="T5">Environnement du poste de travail</text:span></text:p>
      <text:p text:style-name="P17"><text:bookmark text:name="_ya9ldh31040g"/><text:span text:style-name="T6">Rattachement hiérarchique</text:span></text:p>
      <text:p text:style-name="P5"><text:span text:style-name="T8">[...]</text:span></text:p>
      <text:p text:style-name="P6"/>
      <text:p text:style-name="P17"><text:bookmark text:name="_kxzde1sl79s3"/><text:span text:style-name="T6">Lieu de travail</text:span></text:p>
      <text:p text:style-name="P5"><text:span text:style-name="T8">[...]</text:span></text:p>
      <text:p text:style-name="P6"/>
      <text:p text:style-name="P17"><text:bookmark text:name="_am51yn6vjykw"/><text:span text:style-name="T6">Mobilité géographique</text:span></text:p>
      <text:p text:style-name="P5"><text:span text:style-name="T8">[...]</text:span></text:p>
      <text:p text:style-name="P6"/>
      <text:p text:style-name="P17"><text:bookmark text:name="_d3333iukpw7"/><text:span text:style-name="T6">Horaires</text:span></text:p>
      <text:p text:style-name="P5"><text:span text:style-name="T8">[...]</text:span></text:p>
      <text:p text:style-name="P6"/>
      <text:p text:style-name="P19"><text:bookmark text:name="_izh0w05mz75r"/></text:p>
      <text:p text:style-name="P20"><text:bookmark text:name="_2np557f0sq81"/><text:span text:style-name="T5">Aspects liés au contrat de travail</text:span></text:p>
      <text:p text:style-name="P6"/>
      <text:p text:style-name="P17"><text:bookmark text:name="_cbey8oml72ps"/><text:span text:style-name="T6">Modalités de temps de travail</text:span></text:p>
      <text:p text:style-name="P5"><text:span text:style-name="T8">[...]</text:span></text:p>
      <text:p text:style-name="P6"/>
      <text:p text:style-name="P17"><text:bookmark text:name="_t0a1gynud9mw"/><text:span text:style-name="T6">Diplômes requis</text:span></text:p>
      <text:p text:style-name="P5"><text:span text:style-name="T8">[...]</text:span></text:p>
      <text:p text:style-name="P6"/>
      <text:p text:style-name="P19"><text:bookmark text:name="_yb84yajcu17v"/></text:p>
      <text:p text:style-name="P20"><text:bookmark text:name="_dkyu99sg1ult"/><text:span text:style-name="T5">Gestion des compétences</text:span></text:p>
      <text:p text:style-name="P17"><text:bookmark text:name="_w8jnrg7n1453"/><text:span text:style-name="T6">Compétences requises</text:span></text:p>
      <text:p text:style-name="P5"><text:span text:style-name="T8">Compétences techniques</text:span></text:p>
      <text:list xml:id="list23804302591402" text:continue-numbering="true" text:style-name="WWNum1">
        <text:list-item>
          <text:p text:style-name="P13"><text:span text:style-name="T8">…</text:span></text:p>
        </text:list-item>
        <text:list-item>
          <text:p text:style-name="P14"><text:span text:style-name="T8">…</text:span></text:p>
        </text:list-item>
        <text:list-item>
          <text:p text:style-name="P14"><text:span text:style-name="T8">...</text:span></text:p>
        </text:list-item>
      </text:list>
      <text:p text:style-name="P16"/>
      <text:p text:style-name="P5"><text:span text:style-name="T8">Aptitudes professionnelles</text:span></text:p>
      <text:list xml:id="list23804272456538" text:continue-numbering="true" text:style-name="WWNum1">
        <text:list-item>
          <text:p text:style-name="P13"><text:span text:style-name="T8">…</text:span></text:p>
        </text:list-item>
        <text:list-item>
          <text:p text:style-name="P14"><text:span text:style-name="T8">…</text:span></text:p>
        </text:list-item>
        <text:list-item>
          <text:p text:style-name="P14"><text:span text:style-name="T8">…</text:span></text:p>
        </text:list-item>
      </text:list>
      <text:p text:style-name="P7"/>
      <text:p text:style-name="P17"><text:bookmark text:name="_p8jr4qdxfmsr"/><text:span text:style-name="T6">Niveau d’expérience</text:span></text:p>
      <text:p text:style-name="P5"><text:span text:style-name="T8">[...]</text:span></text:p>
      <text:p text:style-name="P6"/>
      <text:p text:style-name="P17"><text:bookmark text:name="_3nssu26ahu41"/><text:span text:style-name="T6">Critères d’évaluations pour l’entretien </text:span></text:p>
      <text:p text:style-name="P5"><text:span text:style-name="T8">[...]</text:span></text:p>
      <text:p text:style-name="P6"/>
      <text:p text:style-name="P17"><text:bookmark text:name="_xwcbvdq1jvg1"/><text:span text:style-name="T6">Type d’évaluation à mettre en place lors de l'entretien</text:span></text:p>
      <text:p text:style-name="P5"><text:span text:style-name="T8">[..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5" meta:word-count="185" meta:character-count="1022" meta:non-whitespace-character-count="917"/>
    <meta:generator>LibreOfficeDev/6.0.5.2$Linux_X86_64 LibreOffice_project/</meta:generator>
  </office:meta>
</office:document-meta>
</file>